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svg:stroke-width="0.1cm" draw:marker-start-width="0.35cm" draw:marker-end-width="0.35cm" draw:fill="solid" draw:fill-color="#ffffff" draw:textarea-horizontal-align="justify" draw:textarea-vertical-align="middle" draw:auto-grow-height="false" fo:padding-top="0.175cm" fo:padding-bottom="0.175cm" fo:padding-left="0.3cm" fo:padding-right="0.3cm"/>
    </style:style>
    <style:style style:name="gr2" style:family="graphic" style:parent-style-name="standard">
      <style:graphic-properties draw:stroke="dash" draw:stroke-dash="Fine_20_Dashed" svg:stroke-width="0cm" draw:marker-start-width="0.2cm" draw:marker-end-width="0.2cm" draw:fill="solid" draw:fill-color="#ccffff" draw:textarea-horizontal-align="justify" draw:textarea-vertical-align="middle" draw:auto-grow-height="false" fo:padding-top="0.125cm" fo:padding-bottom="0.125cm" fo:padding-left="0.25cm" fo:padding-right="0.25cm"/>
    </style:style>
    <style:style style:name="gr3" style:family="graphic" style:parent-style-name="standard">
      <style:graphic-properties draw:stroke="none" svg:stroke-color="#000000" draw:fill="none" draw:fill-color="#ffffff" draw:textarea-horizontal-align="left" draw:auto-grow-height="true" draw:auto-grow-width="true" fo:min-height="0.75cm" fo:min-width="3.778cm"/>
    </style:style>
    <style:style style:name="gr4" style:family="graphic" style:parent-style-name="standard">
      <style:graphic-properties draw:fill="solid" draw:fill-color="#00ffff" draw:textarea-horizontal-align="justify" draw:textarea-vertical-align="middle" draw:auto-grow-height="false"/>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dash" draw:stroke-dash="Fine_20_Dashed" svg:stroke-width="0cm" draw:marker-start-width="0.2cm" draw:marker-end-width="0.2cm" draw:fill="solid" draw:fill-color="#e6e6e6" draw:textarea-horizontal-align="justify" draw:textarea-vertical-align="middle" draw:auto-grow-height="false" fo:padding-top="0.125cm" fo:padding-bottom="0.125cm" fo:padding-left="0.25cm" fo:padding-right="0.25cm"/>
    </style:style>
    <style:style style:name="gr7" style:family="graphic" style:parent-style-name="standard">
      <style:graphic-properties draw:stroke="none" draw:stroke-dash="Fine_20_Dotted" svg:stroke-color="#000000" draw:fill="none" draw:fill-color="#ffffff" draw:textarea-horizontal-align="left" draw:auto-grow-height="true" draw:auto-grow-width="true" fo:min-height="0.75cm" fo:min-width="0cm"/>
    </style:style>
    <style:style style:name="gr8" style:family="graphic" style:parent-style-name="standard">
      <style:graphic-properties draw:stroke-dash="Fine_20_Dotted" draw:fill="solid" draw:fill-color="#ffb515" draw:textarea-horizontal-align="justify" draw:textarea-vertical-align="middle" draw:auto-grow-height="false"/>
    </style:style>
    <style:style style:name="gr9" style:family="graphic" style:parent-style-name="standard">
      <style:graphic-properties draw:stroke-dash="Fine_20_Dotted" draw:marker-end="Arrow" draw:marker-end-width="0.3cm" draw:textarea-horizontal-align="center" draw:textarea-vertical-align="middle"/>
    </style:style>
    <style:style style:name="gr10" style:family="graphic" style:parent-style-name="standard">
      <style:graphic-properties svg:stroke-width="0.1cm" svg:stroke-color="#000000" draw:marker-start-width="0.35cm" draw:marker-end="Arrow" draw:marker-end-width="0.45cm" draw:textarea-horizontal-align="center" draw:textarea-vertical-align="middle" fo:padding-top="0.175cm" fo:padding-bottom="0.175cm" fo:padding-left="0.3cm" fo:padding-right="0.3cm"/>
    </style:style>
    <style:style style:name="gr11" style:family="graphic" style:parent-style-name="standard">
      <style:graphic-properties draw:fill="solid" draw:fill-color="#00ff00" draw:textarea-horizontal-align="justify" draw:textarea-vertical-align="middle" draw:auto-grow-height="false"/>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3" style:family="graphic" style:parent-style-name="standard">
      <style:graphic-properties draw:fill="solid" draw:fill-color="#ffffcc" draw:textarea-horizontal-align="justify" draw:textarea-vertical-align="middle" draw:auto-grow-height="false"/>
    </style:style>
    <style:style style:name="gr14" style:family="graphic" style:parent-style-name="standard">
      <style:graphic-properties draw:stroke="none" svg:stroke-color="#000000" draw:fill="none" draw:fill-color="#ffffff" draw:textarea-horizontal-align="left" draw:auto-grow-height="true" draw:auto-grow-width="true" fo:min-height="0cm" fo:min-width="9.816cm"/>
    </style:style>
    <style:style style:name="gr15" style:family="graphic" style:parent-style-name="standard">
      <style:graphic-properties draw:stroke="none" svg:stroke-color="#000000" draw:fill="none" draw:fill-color="#ffffff" fo:min-height="0.5cm"/>
    </style:style>
    <style:style style:name="gr16" style:family="graphic" style:parent-style-name="standard">
      <style:graphic-properties draw:fill="solid" draw:fill-color="#ffffff" draw:textarea-horizontal-align="center" draw:textarea-vertical-align="middle"/>
    </style:style>
    <style:style style:name="gr17" style:family="graphic" style:parent-style-name="standard">
      <style:graphic-properties draw:fill="solid" draw:fill-color="#00ffff" draw:textarea-vertical-align="middle" draw:auto-grow-height="false" fo:min-height="0.749cm" fo:min-width="0.499cm"/>
    </style:style>
    <style:style style:name="gr18" style:family="graphic" style:parent-style-name="standard">
      <style:graphic-properties draw:stroke="solid" draw:stroke-dash="Fine_20_Dashed" svg:stroke-width="0.1cm" draw:marker-start="Arrow" draw:marker-start-width="0.45cm" draw:marker-end="Arrow" draw:marker-end-width="0.45cm" draw:textarea-horizontal-align="center" draw:textarea-vertical-align="middle" fo:padding-top="0.175cm" fo:padding-bottom="0.175cm" fo:padding-left="0.3cm" fo:padding-right="0.3cm"/>
    </style:style>
    <style:style style:name="gr19" style:family="graphic" style:parent-style-name="standard">
      <style:graphic-properties draw:stroke="dash" draw:stroke-dash="Fine_20_Dashed" draw:marker-end="Arrow" draw:marker-end-width="0.3cm" draw:textarea-horizontal-align="center" draw:textarea-vertical-align="middle"/>
    </style:style>
    <style:style style:name="gr20" style:family="graphic" style:parent-style-name="standard">
      <style:graphic-properties draw:stroke="dash" draw:stroke-dash="Fine_20_Dashed" draw:fill="solid" draw:fill-color="#ffff99" draw:textarea-horizontal-align="justify" draw:textarea-vertical-align="middle" draw:auto-grow-height="false"/>
    </style:style>
    <style:style style:name="gr21" style:family="graphic" style:parent-style-name="standard">
      <style:graphic-properties draw:stroke="none" svg:stroke-color="#000000" draw:fill="none" draw:fill-color="#ffffff" draw:textarea-horizontal-align="left" draw:auto-grow-height="true" draw:auto-grow-width="true" fo:min-height="0.75cm" fo:min-width="4.058cm"/>
    </style:style>
    <style:style style:name="gr22" style:family="graphic" style:parent-style-name="standard">
      <style:graphic-properties draw:fill="solid" draw:fill-color="#e6ff00" draw:textarea-horizontal-align="justify" draw:textarea-vertical-align="middle" draw:auto-grow-height="false"/>
    </style:style>
    <style:style style:name="gr23" style:family="graphic" style:parent-style-name="standard">
      <style:graphic-properties draw:marker-end="Arrow" draw:marker-end-width="0.3cm" draw:fill="solid" draw:fill-color="#ffff99" draw:textarea-horizontal-align="center" draw:textarea-vertical-align="middle"/>
    </style:style>
    <style:style style:name="gr24" style:family="graphic" style:parent-style-name="standard">
      <style:graphic-properties draw:stroke="none" draw:stroke-dash="Fine_20_Dashed" svg:stroke-color="#000000" draw:fill="none" draw:fill-color="#ffffff" draw:textarea-horizontal-align="left" draw:auto-grow-height="true" draw:auto-grow-width="true" fo:min-height="0cm" fo:min-width="0cm"/>
    </style:style>
    <style:style style:name="gr25" style:family="graphic" style:parent-style-name="standard">
      <style:graphic-properties svg:stroke-width="0.1cm" draw:marker-start-width="0.35cm" draw:marker-end="Arrow" draw:marker-end-width="0.45cm" draw:textarea-horizontal-align="center" draw:textarea-vertical-align="middle" fo:padding-top="0.175cm" fo:padding-bottom="0.175cm" fo:padding-left="0.3cm" fo:padding-right="0.3cm"/>
    </style:style>
    <style:style style:name="gr26" style:family="graphic" style:parent-style-name="standard">
      <style:graphic-properties draw:stroke="solid" draw:stroke-dash="Fine_20_Dashed" svg:stroke-width="0.1cm" draw:marker-start-width="0.35cm" draw:marker-end="Arrow" draw:marker-end-width="0.45cm" draw:textarea-horizontal-align="center" draw:textarea-vertical-align="middle" fo:padding-top="0.175cm" fo:padding-bottom="0.175cm" fo:padding-left="0.3cm" fo:padding-right="0.3cm"/>
    </style:style>
    <style:style style:name="gr27" style:family="graphic" style:parent-style-name="standard">
      <style:graphic-properties draw:fill="solid" draw:fill-color="#cccc00" draw:textarea-horizontal-align="justify" draw:textarea-vertical-align="middle" draw:auto-grow-height="false"/>
    </style:style>
    <style:style style:name="gr28" style:family="graphic" style:parent-style-name="standard">
      <style:graphic-properties draw:fill="solid" draw:fill-color="#ffb515" draw:textarea-horizontal-align="justify" draw:textarea-vertical-align="middle" draw:auto-grow-height="false"/>
    </style:style>
    <style:style style:name="gr29" style:family="graphic" style:parent-style-name="standard">
      <style:graphic-properties draw:stroke="solid" draw:stroke-dash="Fine_20_Dashed" draw:fill="solid" draw:fill-color="#ffb515" draw:textarea-horizontal-align="justify" draw:textarea-vertical-align="middle" draw:auto-grow-height="false"/>
    </style:style>
    <style:style style:name="gr30" style:family="graphic" style:parent-style-name="standard">
      <style:graphic-properties draw:stroke="none" svg:stroke-color="#000000" draw:fill="none" draw:fill-color="#ffffff" draw:textarea-horizontal-align="left" draw:auto-grow-height="true" draw:auto-grow-width="true" fo:min-height="1.14cm" fo:min-width="0.326cm"/>
    </style:style>
    <style:style style:name="gr31" style:family="graphic" style:parent-style-name="standard">
      <style:graphic-properties draw:stroke="none" draw:stroke-dash="Fine_20_Dotted" svg:stroke-color="#000000" draw:fill="none" draw:fill-color="#ffffff" draw:textarea-horizontal-align="left" draw:auto-grow-height="true" draw:auto-grow-width="true" fo:min-height="1.249cm" fo:min-width="7.414cm"/>
    </style:style>
    <style:style style:name="gr32" style:family="graphic" style:parent-style-name="standard">
      <style:graphic-properties draw:stroke="solid" draw:stroke-dash="Fine_20_Dashed" svg:stroke-width="0.1cm" draw:marker-start="Arrow" draw:marker-start-width="0.35cm" draw:marker-end="" draw:marker-end-width="0.45cm" draw:textarea-horizontal-align="center" draw:textarea-vertical-align="middle" fo:padding-top="0.175cm" fo:padding-bottom="0.175cm" fo:padding-left="0.3cm" fo:padding-right="0.3cm"/>
    </style:style>
    <style:style style:name="gr33" style:family="graphic" style:parent-style-name="standard" style:list-style-name="L1">
      <style:graphic-properties draw:stroke="solid" draw:stroke-dash="Fine_20_Dashed" svg:stroke-width="0.1cm" svg:stroke-color="#000000" draw:marker-start="" draw:marker-start-width="0.5cm" draw:marker-start-center="false" draw:marker-end="" draw:marker-end-width="0.5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4" style:family="graphic" style:parent-style-name="standard" style:list-style-name="L1">
      <style:graphic-properties draw:stroke="dash" draw:stroke-dash="Fine_20_Dashed" svg:stroke-width="0cm" svg:stroke-color="#000000" draw:marker-start="" draw:marker-start-width="0.35cm" draw:marker-start-center="false" draw:marker-end="" draw:marker-end-width="0.35cm" draw:marker-end-center="false" svg:stroke-opacity="100%" draw:stroke-linejoin="round" draw:fill="solid" draw:fill-color="#e6e6e6"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5" style:family="graphic" style:parent-style-name="standard" style:list-style-name="L1">
      <style:graphic-properties svg:stroke-width="0cm" svg:stroke-color="#000000" draw:marker-start="" draw:marker-start-width="0.35cm" draw:marker-start-center="false" draw:marker-end="" draw:marker-end-width="0.35cm" draw:marker-end-center="false" svg:stroke-opacity="100%" draw:stroke-linejoin="round" draw:fill="solid" draw:fill-color="#00d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6" style:family="graphic" style:parent-style-name="standard" style:list-style-name="L1">
      <style:graphic-properties draw:stroke="none" svg:stroke-width="0cm" svg:stroke-color="#000000" draw:marker-start="" draw:marker-start-width="0.35cm" draw:marker-start-center="false" draw:marker-end="" draw:marker-end-width="0.3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75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7" style:family="graphic" style:parent-style-name="standard" style:list-style-name="L1">
      <style:graphic-properties svg:stroke-width="0cm" svg:stroke-color="#000000" draw:marker-start="" draw:marker-start-width="0.35cm" draw:marker-start-center="false" draw:marker-end="" draw:marker-end-width="0.35cm" draw:marker-end-center="false" svg:stroke-opacity="100%" draw:stroke-linejoin="round" draw:fill="solid" draw:fill-color="#00d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8" style:family="graphic" style:parent-style-name="standard" style:list-style-name="L1">
      <style:graphic-properties draw:stroke="dash" draw:stroke-dash="Fine_20_Dashed" svg:stroke-width="0cm" svg:stroke-color="#000000" draw:marker-start="" draw:marker-start-width="0.35cm" draw:marker-start-center="false" draw:marker-end="" draw:marker-end-width="0.35cm" draw:marker-end-center="false" svg:stroke-opacity="100%" draw:stroke-linejoin="round" draw:fill="solid" draw:fill-color="#e6e6e6"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9" style:family="graphic" style:parent-style-name="standard" style:list-style-name="L1">
      <style:graphic-properties svg:stroke-width="0cm" svg:stroke-color="#000000" draw:marker-start="" draw:marker-start-width="0.35cm" draw:marker-start-center="false" draw:marker-end="" draw:marker-end-width="0.35cm" draw:marker-end-center="false" svg:stroke-opacity="100%" draw:stroke-linejoin="round" draw:fill="solid" draw:fill-color="#00d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0" style:family="graphic" style:parent-style-name="standard" style:list-style-name="L1">
      <style:graphic-properties draw:stroke="none" svg:stroke-width="0cm" svg:stroke-color="#000000" draw:marker-start="" draw:marker-start-width="0.35cm" draw:marker-start-center="false" draw:marker-end="" draw:marker-end-width="0.3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75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1" style:family="graphic" style:parent-style-name="standard" style:list-style-name="L1">
      <style:graphic-properties draw:stroke="none" draw:stroke-dash="Fine_20_Dashed" svg:stroke-width="0cm" svg:stroke-color="#000000" draw:marker-start="" draw:marker-start-width="0.35cm" draw:marker-start-center="false" draw:marker-end="" draw:marker-end-width="0.3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2" style:family="graphic" style:parent-style-name="standard">
      <style:graphic-properties draw:stroke="dash" draw:stroke-dash="Fine_20_Dashed" svg:stroke-width="0.1cm" draw:marker-start-width="0.45cm" draw:marker-end-width="0.45cm" draw:textarea-horizontal-align="center" draw:textarea-vertical-align="middle" fo:padding-top="0.175cm" fo:padding-bottom="0.175cm" fo:padding-left="0.3cm" fo:padding-right="0.3cm"/>
    </style:style>
    <style:style style:name="P1" style:family="paragraph">
      <style:paragraph-properties fo:text-align="center"/>
    </style:style>
    <style:style style:name="P2" style:family="paragraph">
      <style:text-properties fo:color="#000000" fo:font-size="20pt" fo:font-weight="bold" style:font-size-asian="20pt" style:font-weight-asian="bold" style:font-size-complex="20pt" style:font-weight-complex="bold"/>
    </style:style>
    <style:style style:name="P3" style:family="paragraph">
      <style:paragraph-properties fo:text-align="center"/>
      <style:text-properties fo:font-weight="normal" style:font-weight-asian="normal" style:font-weight-complex="normal"/>
    </style:style>
    <style:style style:name="P4" style:family="paragraph">
      <style:paragraph-properties fo:text-align="center"/>
      <style:text-properties fo:font-size="20pt" fo:font-weight="bold" style:font-size-asian="20pt" style:font-weight-asian="bold" style:font-size-complex="20pt" style:font-weight-complex="bold"/>
    </style:style>
    <style:style style:name="P5" style:family="paragraph">
      <style:text-properties fo:color="#ff0000" fo:font-size="24pt" fo:font-style="italic" fo:font-weight="bold" style:font-size-asian="24pt" style:font-style-asian="italic" style:font-weight-asian="bold" style:font-size-complex="24pt" style:font-style-complex="italic" style:font-weight-complex="bold"/>
    </style:style>
    <style:style style:name="P6" style:family="paragraph">
      <style:paragraph-properties fo:text-align="center"/>
      <style:text-properties fo:font-size="20pt" style:font-size-asian="20pt" style:font-size-complex="20pt"/>
    </style:style>
    <style:style style:name="P7" style:family="paragraph">
      <style:paragraph-properties fo:text-align="center"/>
      <style:text-properties fo:font-size="20pt" fo:font-weight="normal" style:font-size-asian="20pt" style:font-weight-asian="normal" style:font-size-complex="20pt" style:font-weight-complex="normal"/>
    </style:style>
    <style:style style:name="P8" style:family="paragraph">
      <style:paragraph-properties fo:text-align="center"/>
      <style:text-properties fo:font-size="22pt" fo:font-style="italic" fo:font-weight="bold" style:font-size-asian="22pt" style:font-style-asian="italic" style:font-weight-asian="bold" style:font-size-complex="22pt" style:font-style-complex="italic" style:font-weight-complex="bold"/>
    </style:style>
    <style:style style:name="P9" style:family="paragraph">
      <style:text-properties fo:font-size="14pt" fo:font-weight="bold" style:font-size-asian="14pt" style:font-weight-asian="bold" style:font-size-complex="14pt" style:font-weight-complex="bold"/>
    </style:style>
    <style:style style:name="P10" style:family="paragraph">
      <style:text-properties fo:font-size="24pt" fo:font-weight="bold" style:font-size-asian="24pt" style:font-weight-asian="bold" style:font-size-complex="24pt" style:font-weight-complex="bold"/>
    </style:style>
    <style:style style:name="P11"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position="0% 100%" fo:font-family="'Liberation Sans'" style:font-family-generic="roman" style:font-pitch="variable" fo:letter-spacing="normal" fo:language="pt" fo:country="BR" fo:font-style="normal" fo:text-shadow="none" style:text-underline-style="none" style:text-underline-mode="continuous" style:text-overline-mode="continuous" style:text-line-through-mode="continuous" style:letter-kerning="true" style:font-family-asian="'WenQuanYi Micro Hei'" style:font-family-generic-asian="system" style:font-pitch-asian="variable" style:language-asian="zh" style:country-asian="CN" style:font-style-asian="normal" style:font-family-complex="FreeSans" style:font-family-generic-complex="system" style:font-pitch-complex="variable" style:language-complex="hi" style:country-complex="IN" style:font-style-complex="normal" style:text-emphasize="none" style:text-scale="100%" style:font-relief="none" style:text-overline-style="none" style:text-overline-color="font-color" fo:hyphenate="false"/>
    </style:style>
    <style:style style:name="P12"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13"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position="0% 100%" fo:font-family="'Liberation Sans'" style:font-family-generic="roman" style:font-pitch="variable" fo:letter-spacing="normal" fo:language="pt" fo:country="BR" fo:font-style="normal" fo:text-shadow="none" style:text-underline-style="none" fo:font-weight="normal" style:text-underline-mode="continuous" style:text-overline-mode="continuous" style:text-line-through-mode="continuous" style:letter-kerning="true" style:font-family-asian="'WenQuanYi Micro Hei'" style:font-family-generic-asian="system" style:font-pitch-asian="variable" style:language-asian="zh" style:country-asian="CN" style:font-style-asian="normal" style:font-weight-asian="normal" style:font-family-complex="FreeSans" style:font-family-generic-complex="system" style:font-pitch-complex="variable" style:language-complex="hi" style:country-complex="IN" style:font-style-complex="normal" style:font-weight-complex="normal" style:text-emphasize="none" style:text-scale="100%" style:font-relief="none" style:text-overline-style="none" style:text-overline-color="font-color" fo:hyphenate="false"/>
    </style:style>
    <style:style style:name="P14" style:family="paragraph">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hyphenate="false"/>
    </style:style>
    <style:style style:name="P15"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position="0% 100%" fo:font-family="'Liberation Sans'" style:font-family-generic="roman" style:font-pitch="variable" fo:font-size="20pt" fo:letter-spacing="normal" fo:language="pt" fo:country="BR" fo:font-style="normal" fo:text-shadow="none" style:text-underline-style="none" fo:font-weight="bold" style:text-underline-mode="continuous" style:text-overline-mode="continuous" style:text-line-through-mode="continuous" style:letter-kerning="true" style:font-family-asian="'WenQuanYi Micro Hei'" style:font-family-generic-asian="system" style:font-pitch-asian="variable" style:font-size-asian="20pt" style:language-asian="zh" style:country-asian="CN" style:font-style-asian="normal" style:font-weight-asian="bold" style:font-family-complex="FreeSans" style:font-family-generic-complex="system" style:font-pitch-complex="variable" style:font-size-complex="20pt" style:language-complex="hi" style:country-complex="IN" style:font-style-complex="normal" style:font-weight-complex="bold" style:text-emphasize="none" style:text-scale="100%" style:font-relief="none" style:text-overline-style="none" style:text-overline-color="font-color" fo:hyphenate="false"/>
    </style:style>
    <style:style style:name="P16"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style:text-outline="false" style:text-line-through-style="none" style:text-position="0% 100%" fo:font-family="'Liberation Sans'" style:font-family-generic="roman" style:font-pitch="variable" fo:font-size="24pt" fo:letter-spacing="normal" fo:language="pt" fo:country="BR" fo:font-style="normal" fo:text-shadow="none" style:text-underline-style="none" fo:font-weight="bold" style:text-underline-mode="continuous" style:text-overline-mode="continuous" style:text-line-through-mode="continuous" style:letter-kerning="true" style:font-family-asian="'WenQuanYi Micro Hei'" style:font-family-generic-asian="system" style:font-pitch-asian="variable" style:font-size-asian="24pt" style:language-asian="zh" style:country-asian="CN" style:font-style-asian="normal" style:font-weight-asian="bold" style:font-family-complex="FreeSans" style:font-family-generic-complex="system" style:font-pitch-complex="variable" style:font-size-complex="24pt" style:language-complex="hi" style:country-complex="IN" style:font-style-complex="normal" style:font-weight-complex="bold" style:text-emphasize="none" style:text-scale="100%" style:font-relief="none" style:text-overline-style="none" style:text-overline-color="font-color" fo:hyphenate="false"/>
    </style:style>
    <style:style style:name="P17" style:family="paragraph">
      <style:text-properties fo:font-size="26pt" fo:font-weight="bold" style:font-size-asian="26pt" style:font-weight-asian="bold" style:font-size-complex="26pt" style:font-weight-complex="bold"/>
    </style:style>
    <style:style style:name="T1" style:family="text">
      <style:text-properties fo:color="#000000" fo:font-size="20pt" fo:font-weight="bold" style:font-size-asian="20pt" style:font-weight-asian="bold" style:font-size-complex="20pt" style:font-weight-complex="bold"/>
    </style:style>
    <style:style style:name="T2" style:family="text">
      <style:text-properties fo:font-weight="normal" style:font-weight-asian="normal" style:font-weight-complex="normal"/>
    </style:style>
    <style:style style:name="T3" style:family="text">
      <style:text-properties fo:font-size="20pt" fo:font-weight="bold" style:font-size-asian="20pt" style:font-weight-asian="bold" style:font-size-complex="20pt" style:font-weight-complex="bold"/>
    </style:style>
    <style:style style:name="T4" style:family="text">
      <style:text-properties fo:color="#ff0000" fo:font-size="24pt" fo:font-style="italic" fo:font-weight="bold" style:font-size-asian="24pt" style:font-style-asian="italic" style:font-weight-asian="bold" style:font-size-complex="24pt" style:font-style-complex="italic" style:font-weight-complex="bold"/>
    </style:style>
    <style:style style:name="T5" style:family="text">
      <style:text-properties fo:font-size="20pt" style:font-size-asian="20pt" style:font-size-complex="20pt"/>
    </style:style>
    <style:style style:name="T6" style:family="text">
      <style:text-properties fo:font-size="20pt" fo:font-weight="normal" style:font-size-asian="20pt" style:font-weight-asian="normal" style:font-size-complex="20pt" style:font-weight-complex="normal"/>
    </style:style>
    <style:style style:name="T7" style:family="text">
      <style:text-properties fo:font-size="22pt" fo:font-style="italic" fo:font-weight="bold" style:font-size-asian="22pt" style:font-style-asian="italic" style:font-weight-asian="bold" style:font-size-complex="22pt" style:font-style-complex="italic" style:font-weight-complex="bold"/>
    </style:style>
    <style:style style:name="T8" style:family="text">
      <style:text-properties fo:font-size="14pt" fo:font-weight="bold" style:font-size-asian="14pt" style:font-weight-asian="bold" style:font-size-complex="14pt" style:font-weight-complex="bold"/>
    </style:style>
    <style:style style:name="T9" style:family="text">
      <style:text-properties fo:font-size="24pt" fo:font-weight="bold" style:font-size-asian="24pt" style:font-weight-asian="bold" style:font-size-complex="24pt" style:font-weight-complex="bold"/>
    </style:style>
    <style:style style:name="T10" style:family="text">
      <style:text-properties style:text-outline="false" style:text-line-through-style="none" style:text-position="0% 100%" fo:font-family="'Liberation Sans'" style:font-family-generic="roman" style:font-pitch="variable" fo:letter-spacing="normal" fo:language="pt" fo:country="BR" fo:font-style="normal" fo:text-shadow="none" style:text-underline-style="none" fo:font-weight="normal" style:text-underline-mode="continuous" style:text-overline-mode="continuous" style:text-line-through-mode="continuous" style:letter-kerning="true" style:font-family-asian="'WenQuanYi Micro Hei'" style:font-family-generic-asian="system" style:font-pitch-asian="variable" style:language-asian="zh" style:country-asian="CN" style:font-style-asian="normal" style:font-weight-asian="normal" style:font-family-complex="FreeSans" style:font-family-generic-complex="system" style:font-pitch-complex="variable" style:language-complex="hi" style:country-complex="IN" style:font-style-complex="normal" style:font-weight-complex="normal" style:text-emphasize="none" style:text-scale="100%" style:font-relief="none" style:text-overline-style="none" style:text-overline-color="font-color"/>
    </style:style>
    <style:style style:name="T11" style:family="text">
      <style:text-properties fo:color="#000000" style:text-outline="false" style:text-line-through-style="none" style:text-position="0% 100%" fo:font-family="'Liberation Sans'" style:font-family-generic="roman" style:font-pitch="variable" fo:font-size="20pt" fo:letter-spacing="normal" fo:language="pt" fo:country="BR" fo:font-style="normal" fo:text-shadow="none" style:text-underline-style="none" fo:font-weight="bold" style:text-underline-mode="continuous" style:text-overline-mode="continuous" style:text-line-through-mode="continuous" style:letter-kerning="true" style:font-family-asian="'WenQuanYi Micro Hei'" style:font-family-generic-asian="system" style:font-pitch-asian="variable" style:font-size-asian="20pt" style:language-asian="zh" style:country-asian="CN" style:font-style-asian="normal" style:font-weight-asian="bold" style:font-family-complex="FreeSans" style:font-family-generic-complex="system" style:font-pitch-complex="variable" style:font-size-complex="20pt" style:language-complex="hi" style:country-complex="IN" style:font-style-complex="normal" style:font-weight-complex="bold" style:text-emphasize="none" style:text-scale="100%" style:font-relief="none" style:text-overline-style="none" style:text-overline-color="font-color"/>
    </style:style>
    <style:style style:name="T12" style:family="text">
      <style:text-properties style:text-outline="false" style:text-line-through-style="none" style:text-position="0% 100%" fo:font-family="'Liberation Sans'" style:font-family-generic="roman" style:font-pitch="variable" fo:font-size="24pt" fo:letter-spacing="normal" fo:language="pt" fo:country="BR" fo:font-style="normal" fo:text-shadow="none" style:text-underline-style="none" fo:font-weight="bold" style:text-underline-mode="continuous" style:text-overline-mode="continuous" style:text-line-through-mode="continuous" style:letter-kerning="true" style:font-family-asian="'WenQuanYi Micro Hei'" style:font-family-generic-asian="system" style:font-pitch-asian="variable" style:font-size-asian="24pt" style:language-asian="zh" style:country-asian="CN" style:font-style-asian="normal" style:font-weight-asian="bold" style:font-family-complex="FreeSans" style:font-family-generic-complex="system" style:font-pitch-complex="variable" style:font-size-complex="24pt" style:language-complex="hi" style:country-complex="IN" style:font-style-complex="normal" style:font-weight-complex="bold" style:text-emphasize="none" style:text-scale="100%" style:font-relief="none" style:text-overline-style="none" style:text-overline-color="font-color"/>
    </style:style>
    <style:style style:name="T13" style:family="text">
      <style:text-properties fo:font-size="26pt" fo:font-weight="bold" style:font-size-asian="26pt" style:font-weight-asian="bold" style:font-size-complex="26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g>
            <draw:g>
              <draw:g>
                <draw:g>
                  <draw:g>
                    <draw:g>
                      <draw:custom-shape draw:style-name="gr1" draw:text-style-name="P1" draw:layer="layout" svg:width="29cm" svg:height="7cm" svg:x="-5.5cm" svg:y="6.942cm">
                        <text:p/>
                        <draw:enhanced-geometry svg:viewBox="0 0 21600 21600" draw:mirror-horizontal="false" draw:mirror-vertical="false" draw:type="rectangle" draw:enhanced-path="M 0 0 L 21600 0 21600 21600 0 21600 0 0 Z N"/>
                      </draw:custom-shape>
                      <draw:g xml:id="id6" draw:id="id6">
                        <draw:custom-shape draw:style-name="gr2" draw:text-style-name="P1" draw:layer="layout" svg:width="8.5cm" svg:height="6cm" svg:x="-5cm" svg:y="7.442cm">
                          <text:p/>
                          <draw:enhanced-geometry svg:viewBox="0 0 21600 21600" draw:mirror-horizontal="false" draw:mirror-vertical="false" draw:type="rectangle" draw:enhanced-path="M 0 0 L 21600 0 21600 21600 0 21600 0 0 Z N"/>
                        </draw:custom-shape>
                        <draw:frame draw:style-name="gr3" draw:text-style-name="P2" draw:layer="layout" svg:width="6.403cm" svg:height="1.038cm" svg:x="-4cm" svg:y="12.462cm">
                          <draw:text-box>
                            <text:p><text:span text:style-name="T1">Hephaestus Base</text:span></text:p>
                          </draw:text-box>
                        </draw:frame>
                        <draw:custom-shape draw:style-name="gr4" draw:text-style-name="P1" xml:id="id1" draw:id="id1" draw:layer="layout" svg:width="7.5cm" svg:height="1.5cm" svg:x="-4.5cm" svg:y="8.198cm">
                          <text:p text:style-name="P1">HephaestusBase.hs</text:p>
                          <draw:enhanced-geometry svg:viewBox="0 0 21600 21600" draw:type="rectangle" draw:enhanced-path="M 0 0 L 21600 0 21600 21600 0 21600 0 0 Z N"/>
                        </draw:custom-shape>
                        <draw:custom-shape draw:style-name="gr4" draw:text-style-name="P1" xml:id="id2" draw:id="id2" draw:layer="layout" svg:width="7.5cm" svg:height="1.5cm" svg:x="-4.5cm" svg:y="10.698cm">
                          <text:p text:style-name="P1">HephaestusBaseTypes.hs</text:p>
                          <draw:enhanced-geometry svg:viewBox="0 0 21600 21600" draw:type="rectangle" draw:enhanced-path="M 0 0 L 21600 0 21600 21600 0 21600 0 0 Z N"/>
                        </draw:custom-shape>
                        <draw:connector draw:style-name="gr5" draw:text-style-name="P1" draw:layer="layout" svg:x1="-0.75cm" svg:y1="9.698cm" svg:x2="-0.75cm" svg:y2="10.698cm" draw:start-shape="id1" draw:start-glue-point="2" draw:end-shape="id2" draw:end-glue-point="0" svg:d="m-750 9698v1000">
                          <text:p/>
                        </draw:connector>
                      </draw:g>
                      <draw:g xml:id="id9" draw:id="id9">
                        <draw:custom-shape draw:style-name="gr6" draw:text-style-name="P1" draw:layer="layout" svg:width="8cm" svg:height="6cm" svg:x="14.23cm" svg:y="7.442cm">
                          <text:p/>
                          <draw:enhanced-geometry svg:viewBox="0 0 21600 21600" draw:mirror-horizontal="false" draw:mirror-vertical="false" draw:type="rectangle" draw:enhanced-path="M 0 0 L 21600 0 21600 21600 0 21600 0 0 Z N"/>
                        </draw:custom-shape>
                        <draw:frame draw:style-name="gr7" draw:text-style-name="P2" draw:layer="layout" svg:width="8.169cm" svg:height="1.038cm" svg:x="14.249cm" svg:y="12.45cm">
                          <draw:text-box>
                            <text:p><text:span text:style-name="T1">Hephaestus SPL Asset</text:span></text:p>
                          </draw:text-box>
                        </draw:frame>
                        <draw:custom-shape draw:style-name="gr8" draw:text-style-name="P1" xml:id="id3" draw:id="id3" draw:layer="layout" svg:width="5cm" svg:height="1.5cm" svg:x="15.799cm" svg:y="8.371cm">
                          <text:p text:style-name="P1">Hephaestus.hs</text:p>
                          <draw:enhanced-geometry svg:viewBox="0 0 21600 21600" draw:type="rectangle" draw:enhanced-path="M 0 0 L 21600 0 21600 21600 0 21600 0 0 Z N"/>
                        </draw:custom-shape>
                        <draw:custom-shape draw:style-name="gr8" draw:text-style-name="P3" xml:id="id4" draw:id="id4" draw:layer="layout" svg:width="5cm" svg:height="1.5cm" svg:x="15.799cm" svg:y="10.79cm">
                          <text:p text:style-name="P1"><text:span text:style-name="T2">Types.hs</text:span></text:p>
                          <draw:enhanced-geometry svg:viewBox="0 0 21600 21600" draw:type="rectangle" draw:enhanced-path="M 0 0 L 21600 0 21600 21600 0 21600 0 0 Z N"/>
                        </draw:custom-shape>
                        <draw:connector draw:style-name="gr9" draw:text-style-name="P1" draw:layer="layout" svg:x1="18.299cm" svg:y1="9.871cm" svg:x2="18.299cm" svg:y2="10.79cm" draw:start-shape="id3" draw:start-glue-point="2" draw:end-shape="id4" draw:end-glue-point="0" svg:d="m18299 9871v919">
                          <text:p/>
                        </draw:connector>
                      </draw:g>
                      <draw:connector draw:style-name="gr10" draw:text-style-name="P1" draw:layer="layout" svg:x1="4.052cm" svg:y1="17.764cm" svg:x2="-0.75cm" svg:y2="13.5cm" draw:start-shape="id5" draw:start-glue-point="0" draw:end-shape="id6" draw:end-glue-point="2" svg:d="m4052 17764v-2132h-4802v-2132">
                        <text:p/>
                      </draw:connector>
                      <draw:custom-shape draw:style-name="gr11" draw:text-style-name="P4" xml:id="id5" draw:id="id5" draw:layer="layout" svg:width="5cm" svg:height="1.5cm" svg:x="1.552cm" svg:y="17.764cm">
                        <text:p text:style-name="P1"><text:span text:style-name="T3">IO.hs</text:span></text:p>
                        <draw:enhanced-geometry svg:viewBox="0 0 21600 21600" draw:mirror-horizontal="false" draw:mirror-vertical="false" draw:type="rectangle" draw:enhanced-path="M 0 0 L 21600 0 21600 21600 0 21600 0 0 Z N"/>
                      </draw:custom-shape>
                      <draw:connector draw:style-name="gr10" draw:text-style-name="P1" draw:layer="layout" svg:x1="0.75cm" svg:y1="22.5cm" svg:x2="4.052cm" svg:y2="19.264cm" draw:start-shape="id7" draw:end-shape="id5" svg:d="m750 22500v-1618h3302v-1618">
                        <text:p/>
                      </draw:connector>
                      <draw:frame draw:style-name="gr12" draw:text-style-name="P5" draw:layer="layout" svg:width="2.526cm" svg:height="1.195cm" svg:x="7.813cm" svg:y="14.404cm">
                        <draw:text-box>
                          <text:p><text:span text:style-name="T4">build</text:span></text:p>
                        </draw:text-box>
                      </draw:frame>
                      <draw:custom-shape draw:style-name="gr13" draw:text-style-name="P6" xml:id="id7" draw:id="id7" draw:layer="layout" svg:width="6.5cm" svg:height="2.5cm" svg:x="-2.5cm" svg:y="22.5cm">
                        <text:p text:style-name="P1"><text:span text:style-name="T5">BuildTestProduct.hs</text:span></text:p>
                        <draw:enhanced-geometry svg:viewBox="0 0 21600 21600" draw:type="rectangle" draw:enhanced-path="M 0 0 L 21600 0 21600 21600 0 21600 0 0 Z N"/>
                      </draw:custom-shape>
                      <draw:custom-shape draw:style-name="gr13" draw:text-style-name="P7" xml:id="id26" draw:id="id26" draw:layer="layout" svg:width="6.5cm" svg:height="2.5cm" svg:x="4.5cm" svg:y="22.5cm">
                        <text:p text:style-name="P1"><text:span text:style-name="T6">BuildHephaestus.hs</text:span></text:p>
                        <draw:enhanced-geometry svg:viewBox="0 0 21600 21600" draw:type="rectangle" draw:enhanced-path="M 0 0 L 21600 0 21600 21600 0 21600 0 0 Z N"/>
                      </draw:custom-shape>
                      <draw:frame draw:style-name="gr12" draw:text-style-name="P5" draw:layer="layout" svg:width="3.889cm" svg:height="1.195cm" svg:x="4.111cm" svg:y="19.805cm">
                        <draw:text-box>
                          <text:p><text:span text:style-name="T4">buildHpl</text:span></text:p>
                        </draw:text-box>
                      </draw:frame>
                      <draw:frame draw:style-name="gr14" draw:text-style-name="P8" draw:layer="layout" svg:width="10.316cm" svg:height="1.119cm" svg:x="6.684cm" svg:y="17.048cm">
                        <draw:text-box>
                          <text:p text:style-name="P1"><text:span text:style-name="T7">Hephaestus-PL's CK, FM</text:span></text:p>
                        </draw:text-box>
                      </draw:frame>
                      <draw:g>
                        <draw:frame draw:style-name="gr15" draw:text-style-name="P9" draw:layer="layout" svg:width="3cm" svg:height="0.806cm" svg:x="1.5cm" svg:y="16cm">
                          <draw:text-box>
                            <text:p><text:span text:style-name="T8">SPLModel</text:span></text:p>
                          </draw:text-box>
                        </draw:frame>
                        <draw:rect draw:style-name="gr16" draw:text-style-name="P1" draw:layer="layout" svg:width="2.5cm" svg:height="1cm" svg:x="1.5cm" svg:y="16.568cm">
                          <text:p/>
                        </draw:rect>
                        <draw:custom-shape draw:style-name="gr17" draw:text-style-name="P1" draw:layer="layout" svg:width="1cm" svg:height="1cm" draw:transform="rotate (1.5707963267946) translate (1.5cm 17.568cm)">
                          <text:p/>
                          <draw:enhanced-geometry svg:viewBox="0 0 883 890" draw:mirror-horizontal="true" draw:mirror-vertical="true"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g>
                      <draw:connector draw:style-name="gr18" draw:text-style-name="P1" draw:layer="layout" draw:type="line" svg:x1="11.5cm" svg:y1="10.442cm" svg:x2="14.23cm" svg:y2="10.465cm" draw:start-shape="id8" draw:start-glue-point="1" draw:end-shape="id9" svg:d="m11500 10442 2730 23">
                        <text:p/>
                      </draw:connector>
                      <draw:g xml:id="id20" draw:id="id20">
                        <draw:custom-shape draw:style-name="gr2" draw:text-style-name="P1" xml:id="id8" draw:id="id8" draw:layer="layout" svg:width="7.5cm" svg:height="6cm" svg:x="4cm" svg:y="7.442cm">
                          <text:p/>
                          <draw:enhanced-geometry svg:viewBox="0 0 21600 21600" draw:mirror-horizontal="false" draw:mirror-vertical="false" draw:type="rectangle" draw:enhanced-path="M 0 0 L 21600 0 21600 21600 0 21600 0 0 Z N"/>
                        </draw:custom-shape>
                        <draw:custom-shape draw:style-name="gr4" draw:text-style-name="P1" xml:id="id10" draw:id="id10" draw:layer="layout" svg:width="6.46cm" svg:height="1.5cm" svg:x="4.5cm" svg:y="8.202cm">
                          <text:p text:style-name="P1">Hephaestus.hs</text:p>
                          <draw:enhanced-geometry svg:viewBox="0 0 21600 21600" draw:type="rectangle" draw:enhanced-path="M 0 0 L 21600 0 21600 21600 0 21600 0 0 Z N"/>
                        </draw:custom-shape>
                        <draw:custom-shape draw:style-name="gr4" draw:text-style-name="P1" xml:id="id11" draw:id="id11" draw:layer="layout" svg:width="6.457cm" svg:height="1.5cm" svg:x="4.5cm" svg:y="10.698cm">
                          <text:p text:style-name="P1">HephaestusTypes.hs</text:p>
                          <draw:enhanced-geometry svg:viewBox="0 0 21600 21600" draw:type="rectangle" draw:enhanced-path="M 0 0 L 21600 0 21600 21600 0 21600 0 0 Z N"/>
                        </draw:custom-shape>
                        <draw:frame draw:style-name="gr7" draw:text-style-name="P2" draw:layer="layout" svg:width="7.381cm" svg:height="1.038cm" svg:x="4.186cm" svg:y="12.308cm">
                          <draw:text-box>
                            <text:p><text:span text:style-name="T1">Hephaestus Product</text:span></text:p>
                          </draw:text-box>
                        </draw:frame>
                        <draw:connector draw:style-name="gr19" draw:text-style-name="P1" draw:layer="layout" draw:type="line" svg:x1="7.73cm" svg:y1="9.702cm" svg:x2="7.728cm" svg:y2="10.698cm" draw:start-shape="id10" draw:start-glue-point="2" draw:end-shape="id11" draw:end-glue-point="0" svg:d="m7730 9702-2 996">
                          <text:p/>
                        </draw:connector>
                      </draw:g>
                      <draw:g xml:id="id27" draw:id="id27">
                        <draw:g>
                          <draw:custom-shape draw:style-name="gr1" draw:text-style-name="P1" draw:layer="layout" svg:width="30.5cm" svg:height="6.5cm" svg:x="6.5cm" svg:y="-2.5cm">
                            <text:p/>
                            <draw:enhanced-geometry svg:viewBox="0 0 21600 21600" draw:mirror-horizontal="false" draw:mirror-vertical="false" draw:type="rectangle" draw:enhanced-path="M 0 0 L 21600 0 21600 21600 0 21600 0 0 Z N"/>
                          </draw:custom-shape>
                          <draw:g>
                            <draw:custom-shape draw:style-name="gr20" draw:text-style-name="P1" draw:layer="layout" svg:width="6.5cm" svg:height="5.5cm" svg:x="7.5cm" svg:y="-2.035cm">
                              <text:p/>
                              <draw:enhanced-geometry svg:viewBox="0 0 21600 21600" draw:type="rectangle" draw:enhanced-path="M 0 0 L 21600 0 21600 21600 0 21600 0 0 Z N"/>
                            </draw:custom-shape>
                            <draw:frame draw:style-name="gr21" draw:text-style-name="P2" draw:layer="layout" svg:width="4.558cm" svg:height="1.038cm" svg:x="8.39cm" svg:y="2.462cm">
                              <draw:text-box>
                                <text:p><text:span text:style-name="T1">UCM Asset</text:span></text:p>
                              </draw:text-box>
                            </draw:frame>
                            <draw:custom-shape draw:style-name="gr22" draw:text-style-name="P1" xml:id="id12" draw:id="id12" draw:layer="layout" svg:width="5cm" svg:height="1.5cm" svg:x="8.3cm" svg:y="-1.654cm">
                              <text:p text:style-name="P1">UseCases.hs</text:p>
                              <draw:enhanced-geometry svg:viewBox="0 0 21600 21600" draw:mirror-horizontal="false" draw:mirror-vertical="false" draw:type="rectangle" draw:enhanced-path="M 0 0 L 21600 0 21600 21600 0 21600 0 0 Z N"/>
                            </draw:custom-shape>
                            <draw:custom-shape draw:style-name="gr22" draw:text-style-name="P3" xml:id="id13" draw:id="id13" draw:layer="layout" svg:width="5cm" svg:height="1.5cm" svg:x="8.253cm" svg:y="0.717cm">
                              <text:p text:style-name="P1"><text:span text:style-name="T2">Types.hs</text:span></text:p>
                              <draw:enhanced-geometry svg:viewBox="0 0 21600 21600" draw:mirror-horizontal="false" draw:mirror-vertical="false" draw:type="rectangle" draw:enhanced-path="M 0 0 L 21600 0 21600 21600 0 21600 0 0 Z N"/>
                            </draw:custom-shape>
                            <draw:connector draw:style-name="gr23" draw:text-style-name="P1" draw:layer="layout" svg:x1="10.8cm" svg:y1="-0.154cm" svg:x2="10.753cm" svg:y2="0.717cm" draw:start-shape="id12" draw:start-glue-point="2" draw:end-shape="id13" draw:end-glue-point="0" svg:d="m10800-154v436h-47v435">
                              <text:p/>
                            </draw:connector>
                            <draw:g>
                              <draw:custom-shape draw:style-name="gr20" draw:text-style-name="P1" draw:layer="layout" svg:width="7.3cm" svg:height="5.5cm" svg:x="14.7cm" svg:y="-2.035cm">
                                <text:p/>
                                <draw:enhanced-geometry svg:viewBox="0 0 21600 21600" draw:mirror-horizontal="false" draw:mirror-vertical="false" draw:type="rectangle" draw:enhanced-path="M 0 0 L 21600 0 21600 21600 0 21600 0 0 Z N"/>
                              </draw:custom-shape>
                              <draw:g>
                                <draw:custom-shape draw:style-name="gr22" draw:text-style-name="P1" xml:id="id14" draw:id="id14" draw:layer="layout" svg:width="6.453cm" svg:height="1.5cm" svg:x="15.103cm" svg:y="-1.597cm">
                                  <text:p text:style-name="P1">BusinessProcesses.hs</text:p>
                                  <draw:enhanced-geometry svg:viewBox="0 0 21600 21600" draw:mirror-horizontal="false" draw:mirror-vertical="false" draw:type="rectangle" draw:enhanced-path="M 0 0 L 21600 0 21600 21600 0 21600 0 0 Z N"/>
                                </draw:custom-shape>
                                <draw:custom-shape draw:style-name="gr22" draw:text-style-name="P3" xml:id="id15" draw:id="id15" draw:layer="layout" svg:width="5cm" svg:height="1.5cm" svg:x="15.853cm" svg:y="0.773cm">
                                  <text:p text:style-name="P1"><text:span text:style-name="T2">Types.hs</text:span></text:p>
                                  <draw:enhanced-geometry svg:viewBox="0 0 21600 21600" draw:mirror-horizontal="false" draw:mirror-vertical="false" draw:type="rectangle" draw:enhanced-path="M 0 0 L 21600 0 21600 21600 0 21600 0 0 Z N"/>
                                </draw:custom-shape>
                                <draw:connector draw:style-name="gr23" draw:text-style-name="P1" draw:layer="layout" svg:x1="18.329cm" svg:y1="-0.097cm" svg:x2="18.353cm" svg:y2="0.773cm" draw:start-shape="id14" draw:start-glue-point="2" draw:end-shape="id15" draw:end-glue-point="0" svg:d="m18329-97v435h24v435">
                                  <text:p/>
                                </draw:connector>
                              </draw:g>
                              <draw:frame draw:style-name="gr21" draw:text-style-name="P2" draw:layer="layout" svg:width="4.558cm" svg:height="1.038cm" svg:x="16.2cm" svg:y="2.346cm">
                                <draw:text-box>
                                  <text:p><text:span text:style-name="T1">BPM Asset</text:span></text:p>
                                </draw:text-box>
                              </draw:frame>
                            </draw:g>
                            <draw:g>
                              <draw:custom-shape draw:style-name="gr20" draw:text-style-name="P1" draw:layer="layout" svg:width="7cm" svg:height="5.5cm" svg:x="22.5cm" svg:y="-2.035cm">
                                <text:p/>
                                <draw:enhanced-geometry svg:viewBox="0 0 21600 21600" draw:type="rectangle" draw:enhanced-path="M 0 0 L 21600 0 21600 21600 0 21600 0 0 Z N"/>
                              </draw:custom-shape>
                              <draw:g>
                                <draw:custom-shape draw:style-name="gr22" draw:text-style-name="P1" xml:id="id16" draw:id="id16" draw:layer="layout" svg:width="5cm" svg:height="1.5cm" svg:x="23.547cm" svg:y="-1.535cm">
                                  <text:p text:style-name="P1">Requirements.hs</text:p>
                                  <draw:enhanced-geometry svg:viewBox="0 0 21600 21600" draw:mirror-horizontal="false" draw:mirror-vertical="false" draw:type="rectangle" draw:enhanced-path="M 0 0 L 21600 0 21600 21600 0 21600 0 0 Z N"/>
                                </draw:custom-shape>
                                <draw:custom-shape draw:style-name="gr22" draw:text-style-name="P3" xml:id="id17" draw:id="id17" draw:layer="layout" svg:width="5cm" svg:height="1.5cm" svg:x="23.5cm" svg:y="0.836cm">
                                  <text:p text:style-name="P1"><text:span text:style-name="T2">Types.hs</text:span></text:p>
                                  <draw:enhanced-geometry svg:viewBox="0 0 21600 21600" draw:mirror-horizontal="false" draw:mirror-vertical="false" draw:type="rectangle" draw:enhanced-path="M 0 0 L 21600 0 21600 21600 0 21600 0 0 Z N"/>
                                </draw:custom-shape>
                                <draw:connector draw:style-name="gr23" draw:text-style-name="P1" draw:layer="layout" svg:x1="26.047cm" svg:y1="-0.035cm" svg:x2="26cm" svg:y2="0.836cm" draw:start-shape="id16" draw:start-glue-point="2" draw:end-shape="id17" draw:end-glue-point="0" svg:d="m26047-35v436h-47v435">
                                  <text:p/>
                                </draw:connector>
                              </draw:g>
                              <draw:frame draw:style-name="gr21" draw:text-style-name="P2" draw:layer="layout" svg:width="6.924cm" svg:height="1.038cm" svg:x="22.5cm" svg:y="2.427cm">
                                <draw:text-box>
                                  <text:p><text:span text:style-name="T1">Requirement Asset</text:span></text:p>
                                </draw:text-box>
                              </draw:frame>
                            </draw:g>
                            <draw:g>
                              <draw:custom-shape draw:style-name="gr20" draw:text-style-name="P1" draw:layer="layout" svg:width="6cm" svg:height="5.5cm" svg:x="30cm" svg:y="-2.035cm">
                                <text:p/>
                                <draw:enhanced-geometry svg:viewBox="0 0 21600 21600" draw:type="rectangle" draw:enhanced-path="M 0 0 L 21600 0 21600 21600 0 21600 0 0 Z N"/>
                              </draw:custom-shape>
                              <draw:g>
                                <draw:custom-shape draw:style-name="gr22" draw:text-style-name="P1" xml:id="id18" draw:id="id18" draw:layer="layout" svg:width="5cm" svg:height="1.5cm" svg:x="30.5cm" svg:y="-1.565cm">
                                  <text:p text:style-name="P1">Components.hs</text:p>
                                  <draw:enhanced-geometry svg:viewBox="0 0 21600 21600" draw:mirror-horizontal="false" draw:mirror-vertical="false" draw:type="rectangle" draw:enhanced-path="M 0 0 L 21600 0 21600 21600 0 21600 0 0 Z N"/>
                                </draw:custom-shape>
                                <draw:custom-shape draw:style-name="gr22" draw:text-style-name="P3" xml:id="id19" draw:id="id19" draw:layer="layout" svg:width="5cm" svg:height="1.5cm" svg:x="30.453cm" svg:y="0.806cm">
                                  <text:p text:style-name="P1"><text:span text:style-name="T2">Types.hs</text:span></text:p>
                                  <draw:enhanced-geometry svg:viewBox="0 0 21600 21600" draw:mirror-horizontal="false" draw:mirror-vertical="false" draw:type="rectangle" draw:enhanced-path="M 0 0 L 21600 0 21600 21600 0 21600 0 0 Z N"/>
                                </draw:custom-shape>
                                <draw:connector draw:style-name="gr23" draw:text-style-name="P1" draw:layer="layout" svg:x1="33cm" svg:y1="-0.065cm" svg:x2="32.953cm" svg:y2="0.806cm" draw:start-shape="id18" draw:start-glue-point="2" draw:end-shape="id19" draw:end-glue-point="0" svg:d="m33000-65v436h-47v435">
                                  <text:p/>
                                </draw:connector>
                              </draw:g>
                              <draw:frame draw:style-name="gr21" draw:text-style-name="P2" draw:layer="layout" svg:width="4.558cm" svg:height="1.038cm" svg:x="30.942cm" svg:y="2.435cm">
                                <draw:text-box>
                                  <text:p><text:span text:style-name="T1">UCM Asset</text:span></text:p>
                                </draw:text-box>
                              </draw:frame>
                            </draw:g>
                          </draw:g>
                          <draw:frame draw:style-name="gr24" draw:text-style-name="P10" draw:layer="layout" svg:width="5.108cm" svg:height="1.195cm" svg:x="6.5cm" svg:y="-4cm">
                            <draw:text-box>
                              <text:p><text:span text:style-name="T9">SPL Assets</text:span></text:p>
                            </draw:text-box>
                          </draw:frame>
                        </draw:g>
                      </draw:g>
                      <draw:frame draw:style-name="gr24" draw:text-style-name="P10" draw:layer="layout" svg:width="3.135cm" svg:height="1.195cm" svg:x="-9.135cm" svg:y="9.747cm">
                        <draw:text-box>
                          <text:p><text:span text:style-name="T9">Kernel</text:span></text:p>
                        </draw:text-box>
                      </draw:frame>
                      <draw:connector draw:style-name="gr10" draw:text-style-name="P1" draw:layer="layout" svg:x1="4.052cm" svg:y1="17.764cm" svg:x2="7.783cm" svg:y2="13.442cm" draw:start-shape="id5" draw:start-glue-point="0" draw:end-shape="id20" draw:end-glue-point="2" svg:d="m4052 17764v-2161h3731v-2161">
                        <text:p/>
                      </draw:connector>
                      <draw:connector draw:style-name="gr25" draw:text-style-name="P1" draw:layer="layout" svg:x1="6.552cm" svg:y1="18.514cm" svg:x2="32.75cm" svg:y2="13.323cm" draw:start-shape="id5" draw:start-glue-point="1" draw:end-shape="id21" draw:end-glue-point="2" svg:d="m6552 18514h26198v-5191">
                        <text:p/>
                      </draw:connector>
                      <draw:connector draw:style-name="gr26" draw:text-style-name="P1" draw:layer="layout" draw:type="line" svg:x1="22.418cm" svg:y1="10.465cm" svg:x2="25cm" svg:y2="10.467cm" draw:start-shape="id9" draw:start-glue-point="1" svg:d="m22418 10465 2582 2">
                        <text:p/>
                      </draw:connector>
                      <draw:g>
                        <draw:custom-shape draw:style-name="gr27" draw:text-style-name="P3" xml:id="id25" draw:id="id25" draw:layer="layout" svg:width="7.5cm" svg:height="2cm" svg:x="32.4cm" svg:y="4.5cm">
                          <text:p text:style-name="P1"><text:span text:style-name="T2">Language.Haskell.Syntax</text:span></text:p>
                          <draw:enhanced-geometry svg:viewBox="0 0 21600 21600" draw:type="rectangle" draw:enhanced-path="M 0 0 L 21600 0 21600 21600 0 21600 0 0 Z N"/>
                        </draw:custom-shape>
                        <draw:custom-shape draw:style-name="gr6" draw:text-style-name="P1" xml:id="id21" draw:id="id21" draw:layer="layout" svg:width="15.5cm" svg:height="6cm" svg:x="25cm" svg:y="7.323cm">
                          <text:p/>
                          <draw:enhanced-geometry svg:viewBox="0 0 21600 21600" draw:mirror-horizontal="false" draw:mirror-vertical="false" draw:type="rectangle" draw:enhanced-path="M 0 0 L 21600 0 21600 21600 0 21600 0 0 Z N"/>
                        </draw:custom-shape>
                        <draw:custom-shape draw:style-name="gr28" draw:text-style-name="P1" xml:id="id22" draw:id="id22" draw:layer="layout" svg:width="5.812cm" svg:height="1.5cm" svg:x="25.969cm" svg:y="8.323cm">
                          <text:p text:style-name="P1">MetaData.hs</text:p>
                          <draw:enhanced-geometry svg:viewBox="0 0 21600 21600" draw:mirror-horizontal="false" draw:mirror-vertical="false" draw:type="rectangle" draw:enhanced-path="M 0 0 L 21600 0 21600 21600 0 21600 0 0 Z N"/>
                        </draw:custom-shape>
                        <draw:custom-shape draw:style-name="gr29" draw:text-style-name="P3" xml:id="id23" draw:id="id23" draw:layer="layout" svg:width="5.812cm" svg:height="1.5cm" svg:x="25.969cm" svg:y="11.323cm">
                          <text:p text:style-name="P1"><text:span text:style-name="T2">MetaDataTypes.hs</text:span></text:p>
                          <draw:enhanced-geometry svg:viewBox="0 0 21600 21600" draw:mirror-horizontal="false" draw:mirror-vertical="false" draw:type="rectangle" draw:enhanced-path="M 0 0 L 21600 0 21600 21600 0 21600 0 0 Z N"/>
                        </draw:custom-shape>
                        <draw:connector draw:style-name="gr25" draw:text-style-name="P1" draw:layer="layout" svg:x1="28.875cm" svg:y1="9.823cm" svg:x2="28.875cm" svg:y2="11.323cm" draw:start-shape="id22" draw:end-shape="id23" svg:d="m28875 9823v1500">
                          <text:p/>
                        </draw:connector>
                        <draw:custom-shape draw:style-name="gr29" draw:text-style-name="P3" xml:id="id24" draw:id="id24" draw:layer="layout" svg:width="6.781cm" svg:height="1.5cm" svg:x="32.75cm" svg:y="8.323cm">
                          <text:p text:style-name="P1"><text:span text:style-name="T2">MetaProgramming.hs</text:span></text:p>
                          <draw:enhanced-geometry svg:viewBox="0 0 21600 21600" draw:mirror-horizontal="false" draw:mirror-vertical="false" draw:type="rectangle" draw:enhanced-path="M 0 0 L 21600 0 21600 21600 0 21600 0 0 Z N"/>
                        </draw:custom-shape>
                        <draw:frame draw:style-name="gr30" draw:layer="layout" svg:width="0.853cm" svg:height="1.39cm" svg:x="38.078cm" svg:y="7.15cm">
                          <draw:text-box>
                            <text:p>1</text:p>
                          </draw:text-box>
                        </draw:frame>
                        <draw:frame draw:style-name="gr31" draw:text-style-name="P2" draw:layer="layout" svg:width="8.169cm" svg:height="1.499cm" svg:x="32.331cm" svg:y="12.001cm">
                          <draw:text-box>
                            <text:p><text:span text:style-name="T1">Low Level API Support</text:span></text:p>
                          </draw:text-box>
                        </draw:frame>
                        <draw:connector draw:style-name="gr25" draw:text-style-name="P1" draw:layer="layout" svg:x1="36.14cm" svg:y1="8.323cm" svg:x2="36.15cm" svg:y2="6.5cm" draw:start-shape="id24" draw:start-glue-point="0" draw:end-shape="id25" draw:end-glue-point="2" svg:d="m36140 8323v-911h10v-912">
                          <text:p/>
                        </draw:connector>
                        <draw:line draw:style-name="gr32" draw:text-style-name="P1" draw:layer="layout" svg:x1="28.7cm" svg:y1="8.4cm" svg:x2="28.7cm" svg:y2="4cm">
                          <text:p/>
                        </draw:line>
                      </draw:g>
                      <draw:g>
                        <draw:g>
                          <draw:custom-shape draw:style-name="gr33" draw:text-style-name="P11" draw:layer="layout" svg:width="11cm" svg:height="8.5cm" svg:x="-6.5cm" svg:y="-4.305cm">
                            <text:p/>
                            <draw:enhanced-geometry svg:viewBox="0 0 21600 21600" draw:type="rectangle" draw:enhanced-path="M 0 0 L 21600 0 21600 21600 0 21600 0 0 Z N"/>
                          </draw:custom-shape>
                          <draw:g>
                            <draw:g>
                              <draw:custom-shape draw:style-name="gr34" draw:text-style-name="P11" draw:layer="layout" svg:width="9cm" svg:height="3.5cm" svg:x="-5.5cm" svg:y="0.195cm">
                                <text:p/>
                                <draw:enhanced-geometry svg:viewBox="0 0 21600 21600" draw:type="rectangle" draw:enhanced-path="M 0 0 L 21600 0 21600 21600 0 21600 0 0 Z N"/>
                              </draw:custom-shape>
                              <draw:custom-shape draw:style-name="gr35" draw:text-style-name="P13" draw:layer="layout" svg:width="4cm" svg:height="1.5cm" svg:x="-5cm" svg:y="0.695cm">
                                <text:p text:style-name="P12"><text:span text:style-name="T10">Types.hs</text:span></text:p>
                                <draw:enhanced-geometry svg:viewBox="0 0 21600 21600" draw:type="rectangle" draw:enhanced-path="M 0 0 L 21600 0 21600 21600 0 21600 0 0 Z N"/>
                              </draw:custom-shape>
                              <draw:frame draw:style-name="gr36" draw:text-style-name="P15" draw:layer="layout" svg:width="6.352cm" svg:height="1.038cm" svg:x="-5.5cm" svg:y="2.609cm">
                                <draw:text-box>
                                  <text:p text:style-name="P14"><text:span text:style-name="T11">Feature Modeling</text:span></text:p>
                                </draw:text-box>
                              </draw:frame>
                              <draw:custom-shape draw:style-name="gr37" draw:text-style-name="P13" draw:layer="layout" svg:width="3.5cm" svg:height="1.5cm" svg:x="-0.5cm" svg:y="0.695cm">
                                <text:p text:style-name="P12"><text:span text:style-name="T10">Parser.hs</text:span></text:p>
                                <draw:enhanced-geometry svg:viewBox="0 0 21600 21600" draw:type="rectangle" draw:enhanced-path="M 0 0 L 21600 0 21600 21600 0 21600 0 0 Z N"/>
                              </draw:custom-shape>
                            </draw:g>
                            <draw:g>
                              <draw:custom-shape draw:style-name="gr38" draw:text-style-name="P11" draw:layer="layout" svg:width="9cm" svg:height="3.5cm" svg:x="-5.5cm" svg:y="-3.805cm">
                                <text:p/>
                                <draw:enhanced-geometry svg:viewBox="0 0 21600 21600" draw:type="rectangle" draw:enhanced-path="M 0 0 L 21600 0 21600 21600 0 21600 0 0 Z N"/>
                              </draw:custom-shape>
                              <draw:custom-shape draw:style-name="gr39" draw:text-style-name="P13" draw:layer="layout" svg:width="8cm" svg:height="1.5cm" svg:x="-5cm" svg:y="-3.305cm">
                                <text:p text:style-name="P12"><text:span text:style-name="T10">XmlConfigurationParser.hs</text:span></text:p>
                                <draw:enhanced-geometry svg:viewBox="0 0 21600 21600" draw:type="rectangle" draw:enhanced-path="M 0 0 L 21600 0 21600 21600 0 21600 0 0 Z N"/>
                              </draw:custom-shape>
                              <draw:frame draw:style-name="gr40" draw:text-style-name="P15" draw:layer="layout" svg:width="9.104cm" svg:height="1.038cm" svg:x="-5.5cm" svg:y="-1.343cm">
                                <draw:text-box>
                                  <text:p text:style-name="P14"><text:span text:style-name="T11">Configuration Knowledge</text:span></text:p>
                                </draw:text-box>
                              </draw:frame>
                            </draw:g>
                          </draw:g>
                          <draw:frame draw:style-name="gr41" draw:text-style-name="P16" draw:layer="layout" svg:width="3.135cm" svg:height="1.195cm" svg:x="-6.5cm" svg:y="-5.5cm">
                            <draw:text-box>
                              <text:p text:style-name="P14"><text:span text:style-name="T12">Kernel</text:span></text:p>
                            </draw:text-box>
                          </draw:frame>
                        </draw:g>
                      </draw:g>
                      <draw:line draw:style-name="gr26" draw:text-style-name="P1" draw:layer="layout" svg:x1="-2.5cm" svg:y1="7.5cm" svg:x2="-2.5cm" svg:y2="4cm">
                        <text:p/>
                      </draw:line>
                      <draw:line draw:style-name="gr42" draw:text-style-name="P1" draw:layer="layout" svg:x1="-9.5cm" svg:y1="21.5cm" svg:x2="41.5cm" svg:y2="21.5cm">
                        <text:p/>
                      </draw:line>
                      <draw:frame draw:style-name="gr24" draw:text-style-name="P17" draw:layer="layout" svg:width="6.844cm" svg:height="1.276cm" svg:x="-9.523cm" svg:y="21.724cm">
                        <draw:text-box>
                          <text:p><text:span text:style-name="T13">Instance Level</text:span></text:p>
                        </draw:text-box>
                      </draw:frame>
                      <draw:frame draw:style-name="gr24" draw:text-style-name="P17" draw:layer="layout" svg:width="6.484cm" svg:height="1.276cm" svg:x="-9.433cm" svg:y="20.305cm">
                        <draw:text-box>
                          <text:p><text:span text:style-name="T13">Domain Level</text:span></text:p>
                        </draw:text-box>
                      </draw:frame>
                      <draw:connector draw:style-name="gr10" draw:text-style-name="P1" draw:layer="layout" svg:x1="7.75cm" svg:y1="22.5cm" svg:x2="4.052cm" svg:y2="19.264cm" draw:start-shape="id26" draw:end-shape="id5" draw:end-glue-point="2" svg:d="m7750 22500v-1618h-3698v-1618">
                        <text:p/>
                      </draw:connector>
                      <draw:connector draw:style-name="gr25" draw:text-style-name="P1" draw:layer="layout" svg:x1="21.75cm" svg:y1="4cm" svg:x2="-0.75cm" svg:y2="7.442cm" draw:start-shape="id27" draw:end-shape="id6" draw:end-glue-point="0" svg:d="m21750 4000v1746h-22500v1696">
                        <text:p/>
                      </draw:connector>
                    </draw:g>
                  </draw:g>
                </draw:g>
              </draw:g>
            </draw:g>
          </draw:g>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Fine_20_Dashed" draw:display-name="Fine Dashed" draw:style="rect" draw:dots1="1" draw:dots1-length="0.508cm" draw:dots2="1" draw:dots2-length="0.508cm" draw:distance="0.508cm"/>
    <draw:stroke-dash draw:name="Fine_20_Dotted" draw:display-name="Fine Dotted" draw:style="rect" draw:dots1="1" draw:distance="0.45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pt" fo:country="BR" style:font-family-asian="'DejaVu Sans'" style:font-family-generic-asian="system" style:font-pitch-asian="variable" style:font-size-asian="24pt" style:language-asian="zh" style:country-asian="CN" style:font-family-complex="'DejaVu Sans Condensed'"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2-04-02T22:42:02</meta:creation-date>
    <dc:date>2012-08-06T12:33:06</dc:date>
    <meta:editing-duration>PT5H48M5S</meta:editing-duration>
    <meta:editing-cycles>50</meta:editing-cycles>
    <meta:generator>LibreOffice/3.3$Linux LibreOffice_project/330m19$Build-202</meta:generator>
    <meta:document-statistic meta:object-count="105"/>
  </office:meta>
</office:document-meta>
</file>